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03C1A525060CFF6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1c1e7" officeooo:paragraph-rsid="0011c1e7"/>
    </style:style>
    <style:style style:name="P2" style:family="paragraph" style:parent-style-name="Text_20_body" style:list-style-name="L1">
      <style:text-properties officeooo:rsid="0011c1e7" officeooo:paragraph-rsid="0013adc5"/>
    </style:style>
    <style:style style:name="P3" style:family="paragraph" style:parent-style-name="Text_20_body" style:list-style-name="L1">
      <style:text-properties officeooo:rsid="000da53a" officeooo:paragraph-rsid="000da53a"/>
    </style:style>
    <style:style style:name="P4" style:family="paragraph" style:parent-style-name="Text_20_body" style:list-style-name="L1">
      <style:text-properties officeooo:rsid="001009c5" officeooo:paragraph-rsid="001009c5"/>
    </style:style>
    <style:style style:name="P5" style:family="paragraph" style:parent-style-name="Text_20_body" style:list-style-name="L1">
      <style:text-properties officeooo:rsid="001009c5" officeooo:paragraph-rsid="0011c1e7"/>
    </style:style>
    <style:style style:name="P6" style:family="paragraph" style:parent-style-name="Text_20_body" style:list-style-name="L1">
      <style:text-properties officeooo:rsid="00116b50" officeooo:paragraph-rsid="0013adc5"/>
    </style:style>
    <style:style style:name="P7" style:family="paragraph" style:parent-style-name="Text_20_body" style:list-style-name="L1">
      <style:text-properties officeooo:rsid="00116b50" officeooo:paragraph-rsid="00116b50"/>
    </style:style>
    <style:style style:name="P8" style:family="paragraph" style:parent-style-name="Text_20_body" style:list-style-name="L1">
      <style:text-properties officeooo:rsid="00116b50" officeooo:paragraph-rsid="00144916"/>
    </style:style>
    <style:style style:name="P9" style:family="paragraph" style:parent-style-name="Text_20_body" style:list-style-name="L2">
      <style:text-properties officeooo:rsid="00148e59" officeooo:paragraph-rsid="00148e59"/>
    </style:style>
    <style:style style:name="P10" style:family="paragraph" style:parent-style-name="Text_20_body" style:list-style-name="L3">
      <style:text-properties officeooo:rsid="0014da02" officeooo:paragraph-rsid="0014da02"/>
    </style:style>
    <style:style style:name="T1" style:family="text">
      <style:text-properties officeooo:rsid="000da53a"/>
    </style:style>
    <style:style style:name="T2" style:family="text">
      <style:text-properties officeooo:rsid="00116b50"/>
    </style:style>
    <style:style style:name="T3" style:family="text">
      <style:text-properties officeooo:rsid="0011c1e7"/>
    </style:style>
    <style:style style:name="T4" style:family="text">
      <style:text-properties style:text-position="super 58%"/>
    </style:style>
    <style:style style:name="T5" style:family="text">
      <style:text-properties officeooo:rsid="00148e59"/>
    </style:style>
    <style:style style:name="T6" style:family="text">
      <style:text-properties officeooo:rsid="00160792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FD900 Tools – Test Plan</text:p>
      <text:p text:style-name="Text_20_body"/>
      <text:h text:style-name="Heading_20_1" text:outline-level="1">PPM</text:h>
      <text:list xml:id="list5857521513705231339" text:style-name="L1">
        <text:list-item>
          <text:p text:style-name="P1">Single local modem:</text:p>
          <text:list>
            <text:list-item>
              <text:p text:style-name="P3">Connect a single RFD900x modem with SiK firmware to the PC.</text:p>
            </text:list-item>
            <text:list-item>
              <text:p text:style-name="P4">Select COM port and connect.</text:p>
            </text:list-item>
            <text:list-item>
              <text:p text:style-name="P4">Set to defaults.</text:p>
            </text:list-item>
            <text:list-item>
              <text:p text:style-name="P4">Load settings.</text:p>
            </text:list-item>
            <text:list-item>
              <text:p text:style-name="P6">The “Set PPM Fail Safe” button should be greyed out on the local side. <text:s/><draw:frame draw:style-name="fr1" draw:name="Image1" text:anchor-type="as-char" svg:y="-0.61cm" svg:width="0.831cm" svg:height="0.801cm" draw:z-index="0"><draw:image xlink:href="Pictures/10000000000000E1000000E103C1A525060CFF66.png" xlink:type="simple" xlink:show="embed" xlink:actuate="onLoad"/></draw:frame></text:p>
            </text:list-item>
            <text:list-item>
              <text:p text:style-name="P6">The GPO1_1R/COUT check box shouldn’t be greyed out, but the box should be unchecked. <text:s/><draw:frame draw:style-name="fr1" draw:name="Image2" text:anchor-type="as-char" svg:y="-0.61cm" svg:width="0.831cm" svg:height="0.801cm" draw:z-index="1"><draw:image xlink:href="Pictures/10000000000000E1000000E103C1A525060CFF66.png" xlink:type="simple" xlink:show="embed" xlink:actuate="onLoad"/></draw:frame></text:p>
            </text:list-item>
            <text:list-item>
              <text:p text:style-name="P7">Check the <text:s/>GPO1_1R/COUT checkbox.</text:p>
            </text:list-item>
            <text:list-item>
              <text:p text:style-name="P7">Save settings.</text:p>
            </text:list-item>
            <text:list-item>
              <text:p text:style-name="P6">The “Set PPM Fail Safe” button should be enabled. <text:s/><draw:frame draw:style-name="fr1" draw:name="Image3" text:anchor-type="as-char" svg:y="-0.61cm" svg:width="0.831cm" svg:height="0.801cm" draw:z-index="2"><draw:image xlink:href="Pictures/10000000000000E1000000E103C1A525060CFF66.png" xlink:type="simple" xlink:show="embed" xlink:actuate="onLoad"/></draw:frame></text:p>
            </text:list-item>
            <text:list-item>
              <text:p text:style-name="P1">Load settings.</text:p>
            </text:list-item>
            <text:list-item>
              <text:p text:style-name="P6">The “Set PPM Fail Safe” button should <text:span text:style-name="T3">still </text:span>be enabled. <text:s/><draw:frame draw:style-name="fr1" draw:name="Image4" text:anchor-type="as-char" svg:y="-0.61cm" svg:width="0.831cm" svg:height="0.801cm" draw:z-index="3"><draw:image xlink:href="Pictures/10000000000000E1000000E103C1A525060CFF66.png" xlink:type="simple" xlink:show="embed" xlink:actuate="onLoad"/></draw:frame></text:p>
            </text:list-item>
            <text:list-item>
              <text:p text:style-name="P6">Click “Set PPM Fail Safe” button. <text:s/></text:p>
            </text:list-item>
            <text:list-item>
              <text:p text:style-name="P8">It should say “done” <draw:frame draw:style-name="fr1" draw:name="Image5" text:anchor-type="as-char" svg:y="-0.61cm" svg:width="0.831cm" svg:height="0.801cm" draw:z-index="8"><draw:image xlink:href="Pictures/10000000000000E1000000E103C1A525060CFF66.png" xlink:type="simple" xlink:show="embed" xlink:actuate="onLoad"/></draw:frame></text:p>
            </text:list-item>
            <text:list-item>
              <text:p text:style-name="P7">Uncheck the <text:s/>GPO1_1R/COUT checkbox.</text:p>
            </text:list-item>
            <text:list-item>
              <text:p text:style-name="P7">Save settings.</text:p>
            </text:list-item>
            <text:list-item>
              <text:p text:style-name="P6">The “Set PPM Fail Safe” button should be disabled. <text:s/><draw:frame draw:style-name="fr1" draw:name="Image6" text:anchor-type="as-char" svg:y="-0.61cm" svg:width="0.831cm" svg:height="0.801cm" draw:z-index="4"><draw:image xlink:href="Pictures/10000000000000E1000000E103C1A525060CFF66.png" xlink:type="simple" xlink:show="embed" xlink:actuate="onLoad"/></draw:frame></text:p>
            </text:list-item>
            <text:list-item>
              <text:p text:style-name="P1">Load settings.</text:p>
            </text:list-item>
            <text:list-item>
              <text:p text:style-name="P6">The “Set PPM Fail Safe” button should <text:span text:style-name="T3">still </text:span>be disabled. <text:s/><draw:frame draw:style-name="fr1" draw:name="Image7" text:anchor-type="as-char" svg:y="-0.61cm" svg:width="0.831cm" svg:height="0.801cm" draw:z-index="5"><draw:image xlink:href="Pictures/10000000000000E1000000E103C1A525060CFF66.png" xlink:type="simple" xlink:show="embed" xlink:actuate="onLoad"/></draw:frame></text:p>
            </text:list-item>
            <text:list-item>
              <text:p text:style-name="P1">Disconnect.</text:p>
            </text:list-item>
          </text:list>
        </text:list-item>
        <text:list-item>
          <text:p text:style-name="P1">Two modems</text:p>
          <text:list>
            <text:list-item>
              <text:p text:style-name="P1">Get a 2<text:span text:style-name="T4">nd</text:span> RFD900x modem <text:span text:style-name="T1">with SiK firmware </text:span>and connect it to the PC (remove first one first)</text:p>
            </text:list-item>
            <text:list-item>
              <text:p text:style-name="P5"><text:soft-page-break/>Select COM port and connect.</text:p>
            </text:list-item>
            <text:list-item>
              <text:p text:style-name="P5">Set to defaults.</text:p>
            </text:list-item>
            <text:list-item>
              <text:p text:style-name="P1">Disconnect</text:p>
            </text:list-item>
            <text:list-item>
              <text:p text:style-name="P1">Remove from PC and power on somewhere nearby.</text:p>
            </text:list-item>
            <text:list-item>
              <text:p text:style-name="P2">Repeat all of the steps for a single modem, ensure all tests OK. <text:s/><text:span text:style-name="T2"><draw:frame draw:style-name="fr1" draw:name="Image8" text:anchor-type="as-char" svg:y="-0.61cm" svg:width="0.831cm" svg:height="0.801cm" draw:z-index="6"><draw:image xlink:href="Pictures/10000000000000E1000000E103C1A525060CFF66.png" xlink:type="simple" xlink:show="embed" xlink:actuate="onLoad"/></draw:frame></text:span></text:p>
            </text:list-item>
            <text:list-item>
              <text:p text:style-name="P2">Repeat all of the steps for a single modem, but this time do everything on the remote side of the screen. <text:s/>Ensure all tests OK. <text:s/><text:span text:style-name="T2"><draw:frame draw:style-name="fr1" draw:name="Image9" text:anchor-type="as-char" svg:y="-0.61cm" svg:width="0.831cm" svg:height="0.801cm" draw:z-index="7"><draw:image xlink:href="Pictures/10000000000000E1000000E103C1A525060CFF66.png" xlink:type="simple" xlink:show="embed" xlink:actuate="onLoad"/></draw:frame></text:span></text:p>
            </text:list-item>
          </text:list>
        </text:list-item>
      </text:list>
      <text:h text:style-name="Heading_20_1" text:outline-level="1">RFD868X <text:span text:style-name="T5">min and max frequency</text:span></text:h>
      <text:list xml:id="list7275984736922233801" text:style-name="L2">
        <text:list-item>
          <text:p text:style-name="P9">Get a pair of RFD868X’s</text:p>
        </text:list-item>
        <text:list-item>
          <text:p text:style-name="P9">Connect them one-by-one to the local machine and set back to default.</text:p>
        </text:list-item>
        <text:list-item>
          <text:p text:style-name="P9">Power them both up.</text:p>
        </text:list-item>
        <text:list-item>
          <text:p text:style-name="P9">Start the program and connect to one of them via serial port.</text:p>
        </text:list-item>
        <text:list-item>
          <text:p text:style-name="P9">Load settings.</text:p>
        </text:list-item>
        <text:list-item>
          <text:p text:style-name="P9">Both local and remote’s min and max frequency ranges available should be the same.</text:p>
        </text:list-item>
        <text:list-item>
          <text:p text:style-name="P9">Change the max frequency of the local modem to anything else.</text:p>
        </text:list-item>
        <text:list-item>
          <text:p text:style-name="P9">Go “Copy required to remote”</text:p>
        </text:list-item>
        <text:list-item>
          <text:p text:style-name="P9">The max frequency of the remote should show the same as the local. <text:s/></text:p>
        </text:list-item>
      </text:list>
      <text:h text:style-name="Heading_20_1" text:outline-level="1">Multipoint node ID and Node Destination</text:h>
      <text:list xml:id="list1477107686952415854" text:style-name="L3">
        <text:list-item>
          <text:p text:style-name="P10">Program multipoint firmware into a modem.</text:p>
        </text:list-item>
        <text:list-item>
          <text:p text:style-name="P10">Connect to the modem using hterm, and send it an ATI5? Command. <text:s/>Take note of the node ID and node destination ranges available.</text:p>
        </text:list-item>
        <text:list-item>
          <text:p text:style-name="P10">Connect to the modem with RFD900 tools. <text:s/>Load settings.</text:p>
        </text:list-item>
        <text:list-item>
          <text:p text:style-name="P10">Check that the allowed node id range is the same as that shown in hterm.</text:p>
        </text:list-item>
        <text:list-item>
          <text:p text:style-name="P10">Check that the allowed node destination range is the same as that for node id, except it should also have one extra option which <text:span text:style-name="T6">is </text:span>the maximum of the range given in hterm for that parameter. 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5:43:43.708000000</meta:creation-date>
    <meta:generator>LibreOffice/5.2.7.2$Windows_X86_64 LibreOffice_project/2b7f1e640c46ceb28adf43ee075a6e8b8439ed10</meta:generator>
    <dc:date>2019-06-27T14:57:27.771000000</dc:date>
    <meta:editing-duration>PT1H1M43S</meta:editing-duration>
    <meta:editing-cycles>12</meta:editing-cycles>
    <meta:document-statistic meta:table-count="0" meta:image-count="9" meta:object-count="0" meta:page-count="2" meta:paragraph-count="46" meta:word-count="420" meta:character-count="2210" meta:non-whitespace-character-count="1849"/>
  </office:meta>
</office:document-meta>
</file>